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F4000001946D72D7AD65BFF12E.png" manifest:media-type="image/png"/>
  <manifest:file-entry manifest:full-path="Pictures/1000000000000232000001A375361473C9707E3C.png" manifest:media-type="image/png"/>
  <manifest:file-entry manifest:full-path="Pictures/1000000000000648000006480272C8186E32C7F8.jpg" manifest:media-type="image/jpeg"/>
  <manifest:file-entry manifest:full-path="Pictures/100002010000044D000004483F021AB59A61D688.png" manifest:media-type="image/png"/>
  <manifest:file-entry manifest:full-path="Pictures/100000000000064800000648EDA1B753EFB29451.jpg" manifest:media-type="image/jpeg"/>
  <manifest:file-entry manifest:full-path="Pictures/100000000000064800000648FC1BEBCC632C01ED.jpg" manifest:media-type="image/jpeg"/>
  <manifest:file-entry manifest:full-path="Pictures/100000000000064800000648EC35401641200B3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3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1.658cm"/>
    </style:style>
    <style:style style:name="pr5" style:family="presentation" style:parent-style-name="Default-title">
      <style:graphic-properties draw:auto-grow-height="true" fo:min-height="1.27cm"/>
    </style:style>
    <style:style style:name="pr6" style:family="presentation" style:parent-style-name="Default-title">
      <style:graphic-properties fo:min-height="0.38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71cm" svg:y="4.318cm" presentation:class="title" presentation:user-transformed="true">
          <draw:text-box>
            <text:p>Exp5: Cell Transfection</text:p>
          </draw:text-box>
        </draw:frame>
        <draw:frame draw:style-name="gr1" draw:text-style-name="P1" draw:layer="layout" svg:width="7.366cm" svg:height="1.673cm" svg:x="18.542cm" svg:y="9.144cm">
          <draw:text-box>
            <text:p>Yuejian Mo</text:p>
            <text:p>Wenhao Zhang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nciples --- Transfection</text:p>
          </draw:text-box>
        </draw:frame>
        <draw:frame presentation:style-name="pr3" draw:layer="layout" svg:width="22.476cm" svg:height="1.649cm" svg:x="13.208cm" svg:y="3.257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2" draw:layer="layout" svg:width="16.764cm" svg:height="12.498cm" svg:x="0.762cm" svg:y="3.048cm">
          <draw:image xlink:href="Pictures/1000000000000232000001A375361473C9707E3C.png" xlink:type="simple" xlink:show="embed" xlink:actuate="onLoad" loext:mime-type="image/png">
            <text:p/>
          </draw:image>
        </draw:frame>
        <draw:frame draw:style-name="gr4" draw:text-style-name="P3" draw:layer="layout" svg:width="8.382cm" svg:height="5.939cm" svg:x="18.796cm" svg:y="4.475cm">
          <draw:text-box>
            <text:p><text:span text:style-name="T1">Calcium </text:span></text:p>
            <text:p><text:span text:style-name="T1">phosphate</text:span></text:p>
            <text:p><text:span text:style-name="T1">Co-precipitatio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nciples --- Vector Design</text:p>
          </draw:text-box>
        </draw:frame>
        <draw:frame presentation:style-name="pr3" draw:layer="layout" svg:width="8.819cm" svg:height="9.263cm" svg:x="18.034cm" svg:y="4.064cm" presentation:class="outline" presentation:user-transformed="true">
          <draw:text-box>
            <text:list text:style-name="L3">
              <text:list-item>
                <text:p>Reporter Gene</text:p>
              </text:list-item>
              <text:list-item>
                <text:p>Fluorescence Protein</text:p>
              </text:list-item>
              <text:list-item>
                <text:p>NLS, Actin</text:p>
              </text:list-item>
            </text:list>
          </draw:text-box>
        </draw:frame>
        <draw:frame draw:style-name="gr3" draw:text-style-name="P2" draw:layer="layout" svg:width="15.514cm" svg:height="12.535cm" svg:x="1.27cm" svg:y="2.705cm">
          <draw:image xlink:href="Pictures/10000200000001F4000001946D72D7AD65BFF12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9.144cm" svg:height="1.737cm" svg:x="17.018cm" svg:y="0cm" presentation:class="title" presentation:user-transformed="true">
          <draw:text-box>
            <text:p>Procedures</text:p>
          </draw:text-box>
        </draw:frame>
        <draw:frame draw:style-name="gr3" draw:text-style-name="P2" draw:layer="layout" svg:width="15.821cm" svg:height="15.749cm" svg:x="0cm" svg:y="0cm">
          <draw:image xlink:href="Pictures/100002010000044D000004483F021AB59A61D6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4.826cm" svg:height="1.737cm" svg:x="12.192cm" svg:y="-0.233cm" presentation:class="title" presentation:user-transformed="true">
          <draw:text-box>
            <text:p>Result</text:p>
          </draw:text-box>
        </draw:frame>
        <draw:frame draw:style-name="gr3" draw:text-style-name="P2" draw:layer="layout" svg:width="13.208cm" svg:height="13.208cm" svg:x="14.224cm" svg:y="1.945cm">
          <draw:image xlink:href="Pictures/100000000000064800000648EDA1B753EFB29451.jpg" xlink:type="simple" xlink:show="embed" xlink:actuate="onLoad" loext:mime-type="image/jpeg">
            <text:p/>
          </draw:image>
        </draw:frame>
        <draw:frame draw:style-name="gr3" draw:text-style-name="P2" draw:layer="layout" svg:width="13.05cm" svg:height="13.05cm" svg:x="0.666cm" svg:y="2.032cm">
          <draw:image xlink:href="Pictures/100000000000064800000648FC1BEBCC632C01E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9.268cm" svg:height="1.737cm" svg:x="8.89cm" svg:y="0cm" presentation:class="title" presentation:user-transformed="true">
          <draw:text-box>
            <text:p>Result</text:p>
          </draw:text-box>
        </draw:frame>
        <draw:frame draw:style-name="gr3" draw:text-style-name="P2" draw:layer="layout" svg:width="13.464cm" svg:height="13.464cm" svg:x="0.254cm" svg:y="1.778cm">
          <draw:image xlink:href="Pictures/100000000000064800000648EC35401641200B3E.jpg" xlink:type="simple" xlink:show="embed" xlink:actuate="onLoad" loext:mime-type="image/jpeg">
            <text:p/>
          </draw:image>
        </draw:frame>
        <draw:frame draw:style-name="gr3" draw:text-style-name="P2" draw:layer="layout" svg:width="13.463cm" svg:height="13.463cm" svg:x="14.224cm" svg:y="1.737cm">
          <draw:image xlink:href="Pictures/1000000000000648000006480272C8186E32C7F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a xlink:href="https://blog.addgene.org/plasmids-101-what-is-a-plasmid" xlink:type="simple">https://blog.addgene.org/plasmids-101-what-is-a-plasmid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5:45:41.003312472</meta:creation-date>
    <dc:date>2018-12-16T17:35:43.262714669</dc:date>
    <meta:editing-duration>PT1H30M49S</meta:editing-duration>
    <meta:editing-cycles>62</meta:editing-cycles>
    <meta:generator>LibreOffice/6.1.2.1$Linux_X86_64 LibreOffice_project/10$Build-1</meta:generator>
    <meta:document-statistic meta:object-count="51"/>
  </office:meta>
</office:document-meta>
</file>